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Unique task, this.<text:s/>Unique task, this.</text:p>
      <text:p text:style-name="Normal"><text:s/></text:p>
      <text:p text:style-name="Normal">Unique task, this.</text:p>
      <text:p text:style-name="Normal">Unique task, this.<text:s/>Unique task, this.</text:p>
      <text:p text:style-name="Normal">Unique task, this.<text:s/>Unique task, this.<text:s/>Unique task, this<text:s/>Unique task, this<text:s/>Unique task, this<text:s/>Unique task, this Unique task, this Unique task, this Unique task, this Unique task, this Unique task, this Unique task, this Unique task, this Unique task, this Unique task, this Unique task, this Unique task, this</text:p>
      <text:p text:style-name="Normal">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s/>Unique task, thi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style:font-name="Calibri" style:font-name-asian="Calibri" style:font-name-complex="Calibri" fo:font-size="11pt" style:font-size-asian="11pt" style:font-size-complex="11pt" fo:language="cs" fo:country="CZ"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ndon, Akshat</meta:initial-creator>
    <dc:creator>Tandon, Akshat</dc:creator>
    <meta:creation-date>2017-05-16T07:28:00Z</meta:creation-date>
    <dc:date>2017-05-16T07:28:00Z</dc:date>
    <meta:template xlink:href="Normal.dotm" xlink:type="simple"/>
    <meta:editing-cycles>2</meta:editing-cycles>
    <meta:editing-duration>PT0S</meta:editing-duration>
    <meta:document-statistic meta:page-count="1" meta:paragraph-count="2" meta:word-count="205" meta:character-count="1376" meta:row-count="9" meta:non-whitespace-character-count="1173"/>
  </office:meta>
</office:document-meta>
</file>